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33b90" officeooo:paragraph-rsid="00133b90"/>
    </style:style>
    <style:style style:name="P2" style:family="paragraph" style:parent-style-name="Standard">
      <style:text-properties style:font-name="Liberation Sans" fo:language="en" fo:country="US" officeooo:rsid="00133b90" officeooo:paragraph-rsid="00133b90"/>
    </style:style>
    <style:style style:name="P3" style:family="paragraph" style:parent-style-name="Standard">
      <style:text-properties style:font-name="Liberation Sans" fo:language="en" fo:country="US" fo:font-weight="bold" officeooo:rsid="00133b90" officeooo:paragraph-rsid="00133b90" style:font-weight-asian="bold" style:font-weight-complex="bold"/>
    </style:style>
    <style:style style:name="P4" style:family="paragraph" style:parent-style-name="Standard">
      <style:text-properties style:font-name="Liberation Sans" fo:language="en" fo:country="US" fo:font-weight="normal" officeooo:rsid="00133b90" officeooo:paragraph-rsid="00133b9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CNS 403 Course Project</text:p>
      <text:p text:style-name="P2">Ryan Cummings</text:p>
      <text:p text:style-name="P2"/>
      <text:p text:style-name="P3">Part I</text:p>
      <text:p text:style-name="P4">The purpose of this project is to gain familiarity with statistical decision-making and analysis through the lens of revenue data from two separate companies. <text:s/>The student is required to hypothesize sdlkfjsdlkj 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17:12:06.728646517</meta:creation-date>
    <dc:date>2024-02-12T20:35:13.644945767</dc:date>
    <meta:editing-duration>P1DT3H23M3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1" meta:paragraph-count="4" meta:word-count="39" meta:character-count="253" meta:non-whitespace-character-count="216"/>
  </office:meta>
</office:document-meta>
</file>